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yeephycho/tensorflow-face-detection" text:style-name="Internet_20_link" text:visited-style-name="Visited_20_Internet_20_Link">https://github.com/yeephycho/tensorflow-face-detection</text:a> </text:p>
      <text:p text:style-name="Standard"><text:a xlink:type="simple" xlink:href="https://tensorflow-object-detection-api-tutorial.readthedocs.io/en/latest/install.html" text:style-name="Internet_20_link" text:visited-style-name="Visited_20_Internet_20_Link">https://tensorflow-object-detection-api-tutorial.readthedocs.io/en/latest/install.html</text:a> </text:p>
      <text:p text:style-name="Standard"><text:a xlink:type="simple" xlink:href="https://help.sketchup.com/en/sketchup/how-can-i-find-out-which-graphics-card-i-have-my-pc" text:style-name="Internet_20_link" text:visited-style-name="Visited_20_Internet_20_Link">https://help.sketchup.com/en/sketchup/how-can-i-find-out-which-graphics-card-i-have-my-pc</text:a> </text:p>
      <text:p text:style-name="Standard"/>
      <text:p text:style-name="P1"><text:span text:style-name="T1">conda install -c conda-forge opencv</text:span><text:span text:style-name="T2">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8S</meta:editing-duration>
    <meta:editing-cycles>4</meta:editing-cycles>
    <meta:generator>LibreOffice/5.3.3.2$Windows_x86 LibreOffice_project/3d9a8b4b4e538a85e0782bd6c2d430bafe583448</meta:generator>
    <dc:date>2019-09-20T00:30:20.701000000</dc:date>
    <meta:document-statistic meta:table-count="0" meta:image-count="0" meta:object-count="0" meta:page-count="1" meta:paragraph-count="4" meta:word-count="8" meta:character-count="269" meta:non-whitespace-character-count="260"/>
    <meta:user-defined meta:name="Info 1"/>
    <meta:user-defined meta:name="Info 2"/>
    <meta:user-defined meta:name="Info 3"/>
    <meta:user-defined meta:name="Info 4"/>
  </office:meta>
</office:document-meta>
</file>